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dcba" officeooo:paragraph-rsid="000bdc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iostream&gt;</text:p>
      <text:p text:style-name="Standard">#include &lt;vector&gt;</text:p>
      <text:p text:style-name="Standard"/>
      <text:p text:style-name="Standard">void insertAtIndex(std::vector&lt;int&gt;&amp; arr, int pos, int element) {</text:p>
      <text:p text:style-name="Standard"><text:s text:c="4"/>int size = arr.size();</text:p>
      <text:p text:style-name="Standard"/>
      <text:p text:style-name="Standard"><text:s text:c="4"/>// Check if position is valid</text:p>
      <text:p text:style-name="Standard"><text:s text:c="4"/>if (pos &lt; 0 || pos &gt; size) {</text:p>
      <text:p text:style-name="Standard"><text:s text:c="8"/>std::cout &lt;&lt; "Invalid position." &lt;&lt; std::endl;</text:p>
      <text:p text:style-name="Standard"><text:s text:c="8"/>return;</text:p>
      <text:p text:style-name="Standard"><text:s text:c="4"/>}</text:p>
      <text:p text:style-name="Standard"/>
      <text:p text:style-name="Standard"><text:s text:c="4"/>// Resize the vector to accommodate the new element</text:p>
      <text:p text:style-name="Standard"><text:s text:c="4"/>arr.resize(size + 1);</text:p>
      <text:p text:style-name="Standard"/>
      <text:p text:style-name="Standard"><text:s text:c="4"/>// Shift elements to the right starting from the end</text:p>
      <text:p text:style-name="Standard"><text:s text:c="4"/>for (int i = size; i &gt; pos; --i) {</text:p>
      <text:p text:style-name="Standard"><text:s text:c="8"/>arr[i] = arr[i - 1];</text:p>
      <text:p text:style-name="Standard"><text:s text:c="4"/>}</text:p>
      <text:p text:style-name="Standard"/>
      <text:p text:style-name="Standard"><text:s text:c="4"/>// Insert the new element at the specified position</text:p>
      <text:p text:style-name="Standard"><text:s text:c="4"/>arr[pos] = element;</text:p>
      <text:p text:style-name="Standard">}</text:p>
      <text:p text:style-name="Standard"/>
      <text:p text:style-name="Standard">int main() {</text:p>
      <text:p text:style-name="Standard"><text:s text:c="4"/>std::vector&lt;int&gt; arr = {1, 2, 3, 4, 5};</text:p>
      <text:p text:style-name="Standard"><text:s text:c="4"/>int pos, element;</text:p>
      <text:p text:style-name="Standard"/>
      <text:p text:style-name="Standard"><text:s text:c="4"/>std::cout &lt;&lt; "Original array: ";</text:p>
      <text:p text:style-name="Standard"><text:s text:c="4"/>for (int i = 0; i &lt; arr.size(); ++i) {</text:p>
      <text:p text:style-name="Standard"><text:s text:c="8"/>std::cout &lt;&lt; arr[i] &lt;&lt; " ";</text:p>
      <text:p text:style-name="Standard"><text:s text:c="4"/>}</text:p>
      <text:p text:style-name="Standard"><text:s text:c="4"/>std::cout &lt;&lt; std::endl;</text:p>
      <text:p text:style-name="Standard"/>
      <text:p text:style-name="Standard"><text:s text:c="4"/>// Get user input for position and element</text:p>
      <text:p text:style-name="Standard"><text:s text:c="4"/>std::cout &lt;&lt; "Enter position to insert: ";</text:p>
      <text:p text:style-name="Standard"><text:s text:c="4"/>std::cin &gt;&gt; pos;</text:p>
      <text:p text:style-name="Standard"><text:s text:c="4"/>std::cout &lt;&lt; "Enter element to insert: ";</text:p>
      <text:p text:style-name="Standard"><text:s text:c="4"/>std::cin &gt;&gt; element;</text:p>
      <text:p text:style-name="Standard"/>
      <text:p text:style-name="Standard"><text:s text:c="4"/>insertAtIndex(arr, pos, element);</text:p>
      <text:p text:style-name="Standard"/>
      <text:p text:style-name="Standard"><text:s text:c="4"/>std::cout &lt;&lt; "Array after insertion: ";</text:p>
      <text:p text:style-name="Standard"><text:s text:c="4"/>for (int i = 0; i &lt; arr.size(); ++i) {</text:p>
      <text:p text:style-name="Standard"><text:s text:c="8"/>std::cout &lt;&lt; arr[i] &lt;&lt; " ";</text:p>
      <text:p text:style-name="Standard"><text:s text:c="4"/>}</text:p>
      <text:p text:style-name="Standard"><text:s text:c="4"/>std::cout &lt;&lt; std::endl;</text:p>
      <text:p text:style-name="Standard"/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9T00:08:02.394548834</meta:creation-date>
    <dc:date>2024-05-09T11:54:50.240328742</dc:date>
    <meta:editing-duration>PT11M3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9" meta:word-count="190" meta:character-count="1157" meta:non-whitespace-character-count="855"/>
  </office:meta>
</office:document-meta>
</file>